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01.18mm"/>
    </style:style>
    <style:style style:name="co4" style:family="table-column">
      <style:table-column-properties fo:break-before="auto" style:column-width="135.45mm"/>
    </style:style>
    <style:style style:name="co5" style:family="table-column">
      <style:table-column-properties fo:break-before="auto" style:column-width="81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6.25mm"/>
    </style:style>
    <style:style style:name="co8" style:family="table-column">
      <style:table-column-properties fo:break-before="auto" style:column-width="86.32mm"/>
    </style:style>
    <style:style style:name="co9" style:family="table-column">
      <style:table-column-properties fo:break-before="auto" style:column-width="82.23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ro5" style:family="table-row">
      <style:table-row-properties style:row-height="115.04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91.35mm" fo:break-before="auto" style:use-optimal-row-height="true"/>
    </style:style>
    <style:style style:name="ro8" style:family="table-row">
      <style:table-row-properties style:row-height="32.1mm" fo:break-before="auto" style:use-optimal-row-height="true"/>
    </style:style>
    <style:style style:name="ro9" style:family="table-row">
      <style:table-row-properties style:row-height="51.86mm" fo:break-before="auto" style:use-optimal-row-height="true"/>
    </style:style>
    <style:style style:name="ro10" style:family="table-row">
      <style:table-row-properties style:row-height="55.8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 style:data-style-name="N0">
      <style:table-cell-properties fo:wrap-option="wrap" style:vertical-align="middle"/>
    </style:style>
    <style:style style:name="ce7" style:family="table-cell" style:parent-style-name="Default" style:data-style-name="N61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mparaiso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1013" table:default-cell-style-name="ce1"/>
        <table:table-column table:style-name="co6" table:number-columns-repeated="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E-Atal</text:p>
          </table:table-cell>
          <table:table-cell table:style-name="ce3" office:value-type="string" calcext:value-type="string">
            <text:p>Extranet des écoles</text:p>
          </table:table-cell>
          <table:table-cell table:style-name="ce3" office:value-type="string" calcext:value-type="string">
            <text:p>Commentaires</text:p>
          </table:table-cell>
          <table:table-cell table:style-name="ce3" office:value-type="string" calcext:value-type="string">
            <text:p>Solution souhaitée</text:p>
          </table:table-cell>
          <table:table-cell table:style-name="ce9"/>
          <table:table-cell table:style-name="ce3" table:number-columns-repeated="1013"/>
          <table:table-cell table:style-name="ce9" table:number-columns-repeated="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Formulaire de demande</text:p>
          </table:table-cell>
          <table:covered-table-cell table:number-columns-repeated="2"/>
          <table:covered-table-cell table:style-name="Default"/>
          <table:covered-table-cell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E-Travaux / Demande de Travaux</text:p>
          </table:table-cell>
          <table:table-cell table:style-name="Default" office:value-type="string" calcext:value-type="string">
            <text:p>Choix Travail / Demandes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office:value-type="string" calcext:value-type="string">
            <text:p>Qui formule la demande ?</text:p>
          </table:table-cell>
          <table:table-cell office:value-type="string" calcext:value-type="string">
            <text:p>Opérateur / Demandeur</text:p>
          </table:table-cell>
          <table:table-cell office:value-type="string" calcext:value-type="string">
            <text:p>Demandeur</text:p>
            <text:p>Bien que connecté avec un identifiant, Il faut tout de même préciser le type de demandeur parmi la liste 1</text:p>
            <text:p/>
          </table:table-cell>
          <table:table-cell office:value-type="string" calcext:value-type="string">
            <text:p>Sous e-ATAL, comme sous l’extranet des écoles, la liste des demandeurs ou des services est déconnectée de l’annuaire totem.</text:p>
            <text:p>Selon le logiciel utilisé, Frédéric Giraudeau est :</text:p>
            <text:p>soit au service des écoles,</text:p>
            <text:p>soit à la Mission Propreté et Hygiène des Locaux,</text:p>
            <text:p>soit au pole technique de la Direction de l’Ecole et de la Vie Scolaire</text:p>
            <text:p/>
            <text:p>Synchronisation des annuaires entre les applications ?</text:p>
          </table:table-cell>
          <table:table-cell office:value-type="string" calcext:value-type="string">
            <text:p>Si les informations sur le demandeur sont nécessaires,</text:p>
            <text:p>elles pourraient être pré-remplies dans le formulaire</text:p>
            <text:p>en fonction de l’identité de l’utilisateur connecté.</text:p>
            <text:p/>
            <text:p>L’origine de cette information doit être unique,</text:p>
            <text:p>un agent doit être désigné pour mettre à jour la donnée,</text:p>
            <text:p>Selon un processus documenté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Qui doit être informé, contacté, notifié ?</text:p>
          </table:table-cell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L’extranet des écoles propose une liste de personnes potentiellement concernées.</text:p>
            <text:p>Les informations ne sont pas à jour.</text:p>
          </table:table-cell>
          <table:table-cell table:style-name="ce6" office:value-type="string" calcext:value-type="string">
            <text:p>Un lien pourrait être réalisé entre les contacts (personnes), les patrimoines (lieux) et les types d’intervention.</text:p>
            <text:p/>
            <text:p>Ce lien pourrait se faire selon les trois entrées :</text:p>
            <text:p/>
            <text:p>Pour chacun des contacts, il serait possible d’associer les éléments qu’il est susceptible de suivre (une liste de patrimoine et/ou une liste d’intervention type).</text:p>
            <text:p>(par exemple, la directrice de l’école X serait associée au patrimoine qu’elle occupe pour toutes les interventions de type travaux : elle serait alors notifiée dès qu’une intervention est prévue ou réalisée dans l’établissement.</text:p>
            <text:p>Autre exemple, Daniel Jousselin serait associé à toutes les interventions concernant les chaudières : il serait notifié dès qu’une intervention est demandée/réalisée sur ce type d’équipement)</text:p>
            <text:p/>
            <text:p>Pour chacun des bâtiments, il serait possible d’associer les contacts ou les interventions types.</text:p>
            <text:p>(par exemple, le patrimoine X serait associé aux agents de l’équipe territorial du secteur A, pour toutes les interventions de type travaux : ainsi, dès qu’une intervention est prévue ou réalisée dans cet établissement, ces agents seraient notifiés.)</text:p>
            <text:p/>
            <text:p>Pour chacune des interventions, il serait possible d’associer les contacts ou les bâtiments.</text:p>
            <text:p>(Par exemple, pour une intervention de type alarme intrusion, Olivier Tuillière, Ludovic Beynard et Ludovic Orell doivent systématiquement être notifiés)</text:p>
            <text:p/>
            <text:p>Un outil pour gérer cette liste de lien serait à étudier. (Filtrer les liens, insérer, modifier, supprimer les liens entre les personnes, les lieux et les types d’interventions)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Quand ?</text:p>
          </table:table-cell>
          <table:table-cell table:style-name="ce5"/>
          <table:table-cell table:style-name="ce5" office:value-type="string" calcext:value-type="string">
            <text:p>En plus de la date de début ou de la date de fin, il est possible de renseigner des contraintes (mercredi, vacances scolaires, période, etc)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1020"/>
        </table:table-row>
        <table:table-row table:style-name="ro7">
          <table:table-cell office:value-type="string" calcext:value-type="string">
            <text:p>Où ?</text:p>
          </table:table-cell>
          <table:table-cell office:value-type="string" calcext:value-type="string">
            <text:p>Lieu d’intervention</text:p>
          </table:table-cell>
          <table:table-cell office:value-type="string" calcext:value-type="string">
            <text:p>Lieu des travaux</text:p>
            <text:p>Le choix se fait à deux endroits, et aucun contrôle n’est fait sur l’incohérence entre ces deux choix.</text:p>
          </table:table-cell>
          <table:table-cell office:value-type="string" calcext:value-type="string">
            <text:p>Que ce soit dans e-Atal ou dans l’extranet des écoles,</text:p>
            <text:p>La liste du patrimoine Bâti est différente de la liste saisie sous ATAL</text:p>
            <text:p/>
            <text:p>Synchronisation de la liste de patrimoine entre les applications ?</text:p>
          </table:table-cell>
          <table:table-cell office:value-type="string" calcext:value-type="string">
            <text:p>Les demandes d’interventions peuvent être rattachées à un patrimoine bâti déjà connu.</text:p>
            <text:p>Mais elles peuvent aussi ne pas être rattachées à un lieu codé :</text:p>
            <text:p>par exemple, une demande de prestation sur l’espace public n‘est pas à lier à un code patrimoine bâti.</text:p>
            <text:p>Pour ce type de demande, le formulaire devra inclure l’affichage d’une carte afin que l’utilisateur</text:p>
            <text:p>puisse localiser sa demande si besoin</text:p>
            <text:p/>
            <text:p>Dans les autres cas (si le lieu d’intervention est lié au patrimoine bâti),</text:p>
            <text:p>alors la localisation devra être possible</text:p>
            <text:p>sous la forme d’une liste hiérarchique, avec possibilité de recherche.</text:p>
            <text:p>Le demandeur doit pouvoir choisir un lieu plus ou moins précis.</text:p>
            <text:p>Par exemple, la commande et la fourniture de produit d’entretien doivent pouvoir être associées à un secteur (territoire).</text:p>
            <text:p>Une intervention pour réparer une porte doit pouvoir être associée à un patrimoine précis (sous-décomposition).</text:p>
            <text:p>La possibilité de recherche, ou le filtre, doit permettre de pointer un patrimoine facilement,</text:p>
            <text:p>sans être obligé de parcourir une liste déroulante de plus de 300 éléments.</text:p>
            <text:p/>
            <text:p>Dans le formulaire, un champ libre doit aussi être proposé au demandeur pour</text:p>
            <text:p>qu’il puisse donner plus de précision sur le lieu (Occupant « X » et/ou pièce « Y »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Quel est le type de la demande ?</text:p>
          </table:table-cell>
          <table:table-cell office:value-type="string" calcext:value-type="string">
            <text:p>Il faut :</text:p>
            <text:p>1. préciser la thématique suivi parmi la liste 2</text:p>
            <text:p>2. préciser la thématique Atal parmi la liste 3</text:p>
          </table:table-cell>
          <table:table-cell office:value-type="string" calcext:value-type="string">
            <text:p>Le type de demande est à choisir parmi la liste 4</text:p>
            <text:p>La nature des travaux est à choisir parmi la liste 5</text:p>
          </table:table-cell>
          <table:table-cell office:value-type="string" calcext:value-type="string">
            <text:p>Remarque 1 : Une seule liste pourrait suffire</text:p>
            <text:p>Remarque 2 : La liste 3 provient des natures et sous nature d’activités sous ATAL</text:p>
            <text:p>Actuellement, avec ce logiciel, il n’est pas possible de bien gérer cette liste qui est encombrée d’éléments inutiles qui ne peuvent pas être supprimés (renommés en zzzz) : cela rend le formulaire moins ergonomique</text:p>
          </table:table-cell>
          <table:table-cell table:style-name="ce7" office:value-type="string" calcext:value-type="string">
            <text:p>L’idéal serait d’établir une liste de « mots » (étiquettes), qui pourraient être associés à la demande.</text:p>
            <text:p>La demande pourrait être qualifiées à l’aide d’une ou plusieurs étiquettes.</text:p>
            <text:p/>
            <text:p>Une liste de demande type a déjà fait l’objet d’un travail par Nathalie Mouton (GUP)</text:p>
            <text:p>Un travail de synthèse est à programmer pour fusionner ces différentes listes (2, 3, 4, 5 et celle de Nathalie).</text:p>
            <text:p>Un agent devra être le gestionnaire de cette liste unique.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Quoi ?</text:p>
          </table:table-cell>
          <table:table-cell office:value-type="string" calcext:value-type="string">
            <text:p>Le détail de la demande se fait dans le champ description</text:p>
          </table:table-cell>
          <table:table-cell office:value-type="string" calcext:value-type="string">
            <text:p>Le détail de la demande se fait dans le champ commentaire</text:p>
          </table:table-cell>
          <table:table-cell/>
          <table:table-cell table:style-name="ce6" office:value-type="string" calcext:value-type="string">
            <text:p>Le détail de la demande est différent selon le type de la demande.</text:p>
            <text:p>Par exemple, pour une demande de type « fourniture de produits et consommables »,</text:p>
            <text:p>le formulaire doit permettre la sélection de produits issus d’un catalogue (magasin, stock sous ATAL).</text:p>
            <text:p>(L’interface doit être conçue pour permettre de visualiser une photo de l’article et une photo de l’étiquette du produit)</text:p>
            <text:p>Un magasin par type de demande de fourniture devra être paramétré.</text:p>
            <text:p>Pour une demande de type travaux, le formulaire n’a pas besoin d’être associé à un « magasin ».</text:p>
            <text:p/>
            <text:p>On pourrait donc imaginer que cette partie du formulaire (page 2) serait affichée</text:p>
            <text:p>en fonction des informations remplies précédemment (page 1)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Qui est destinataire ?</text:p>
          </table:table-cell>
          <table:table-cell office:value-type="string" calcext:value-type="string">
            <text:p>Assignée à : MES ou CTM</text:p>
          </table:table-cell>
          <table:table-cell table:number-columns-repeated="2"/>
          <table:table-cell office:value-type="string" calcext:value-type="string">
            <text:p>Le destinataire est lui aussi fonction du type de la demande, et même de l’identité du demandeur.</text:p>
            <text:p/>
            <text:p>Ainsi, si le type de la demande est « Travaux Bâtiments, Fourniture pour travaux Bâtiments ou Prestations Bâtiments (hors propreté) »</text:p>
            <text:p>alors le destinataire est GTPB.</text:p>
            <text:p>Si le type de la demande est « Travaux Propreté, Fourniture pour travaux propreté (produits et consommables) »</text:p>
            <text:p>alors le destinataire est MPHL</text:p>
            <text:p>Si le demandeur appartient à une liste de personnes qui sera spécifiée</text:p>
            <text:p>alors le destinataire est « Direction de l’éducation »</text:p>
            <text:p>Si le demandeur appartient à une autre liste de personne, qui elle aussi sera spécifiée</text:p>
            <text:p>alors, le destinataire est « Direction des sports et affaires maritimes »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mputation Budgétaire</text:p>
          </table:table-cell>
          <table:table-cell table:number-columns-repeated="3"/>
          <table:table-cell office:value-type="string" calcext:value-type="string">
            <text:p>Il est préférable que ce champ, souvent mal renseigné,</text:p>
            <text:p>soit saisi par l’instructeur de la demande et non pas par le demandeur lui-même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Instruction, Validation de la demande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e-Travaux / Demande à Traiter</text:p>
          </table:table-cell>
          <table:table-cell office:value-type="string" calcext:value-type="string">
            <text:p>Choix Travail / Liste des demandes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L’instructeur doit pouvoir modifier la demand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doit pouvoir la rediriger si celle ci lui a été adressée par erreur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l doit renseigner l’imputation budgétaire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 calcext:value-type="string">
            <text:p>Si il le souhaite, son nom doit être ajouté à la liste des personnes devant être notifiées</text:p>
            <text:p>en cas de changement de statut de la demande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Réalisation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4"/>
          <table:table-cell office:value-type="string" calcext:value-type="string">
            <text:p>L’opérateur, agent qui réalise l’intervention en interne, ou qui suit la prestation extérieure,</text:p>
            <text:p>doit modifier l’état de la demande et/ou les dates (si elles se décalent)</text:p>
            <text:p>de façon à notifier les personnes qui sont en attente d’informations : le demandeur, les contacts, l’instructeur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Notification, Suivi de la deman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4"/>
          <table:table-cell office:value-type="string" calcext:value-type="string">
            <text:p>A chaque fois que la demande change de statut ou qu’elle est modifiée (date),</text:p>
            <text:p>le demandeur, les contacts, l’instructeur doivent être notifiés.</text:p>
            <text:p>La liste des différents états est donnée : c’est la liste 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Paramétrage de l’outi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Choix Travail / Adresses</text:p>
          </table:table-cell>
          <table:table-cell office:value-type="string" calcext:value-type="string">
            <text:p>Possibilité de lister les informations sur les personnes.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s Diverse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1 : type de demandeur</text:p>
          </table:table-cell>
          <table:table-cell office:value-type="string" calcext:value-type="string">
            <text:p>Directe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eau des trava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cier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f de cuis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 d’ani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 de mait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 de développement et de préven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e enf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t technique Service des école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ste 2 : thématique suivi</text:p>
          </table:table-cell>
          <table:table-cell office:value-type="string" calcext:value-type="string">
            <text:p>Demande de Fourni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its Trava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ports-Manuten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vaux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3 : thématique ATAL</text:p>
          </table:table-cell>
          <table:table-cell office:value-type="string" calcext:value-type="string">
            <text:p>Bâtiments (Ateliers CT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gasin Géné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Contrôle Technique Obligato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Contrôle Sécurité Obligato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arage - Accident Non Respon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arage – Accident Non Respons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arage – Entretien Norm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arage – Franchise Assura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arage – Mauvaise Utilisation – Cas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c Automobile / Gestion du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ports Manuten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1 Mobiliers urbai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2 Application Produit bitumine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3 Travaux pour autres serv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4 Travaux pour manifesta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5 Travaux sécurité routiere et PM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6 Travaux Neuf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7 Travaux d'entretien et grosses reparation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8 Travaux pour CD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Eclairage 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Gestion du 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Magas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Parc automob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Réun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 TRAVAUX NE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horizont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jalonn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manifes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prestations <text:s/>serv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Sécurité/Comm/PM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tempora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. vertica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signal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Voir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/x Entretien et travaux de voiri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ER) Entretien du réseau E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FO)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FT) Feux tricol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GC) Gestion Conformit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GP) Gestion du patrimoine de l'Ate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GS) Gestion des Sinist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LO) Location à un ti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MI) Manifestation et Illumin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SI) S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rie EP/(TN) Travaux Neuf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Contrôle sécurité obligatoir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Contrôle technique obligatoir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arage- Accident non responsabl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arage- Accident responsabl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arage- Entretien Normal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arage Franchise-Assuranc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arage- Mauvaise Utilisation/Cass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2014Gestion du servic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Bâtiments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Carburant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Magasin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Parc automobile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Petits Travaux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Signalisation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Transport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zzz2014Voiri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4 : type demande</text:p>
          </table:table-cell>
          <table:table-cell office:value-type="string" calcext:value-type="string">
            <text:p>Travau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rnitu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ê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eti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formatiq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5 : nature de travaux</text:p>
          </table:table-cell>
          <table:table-cell office:value-type="string" calcext:value-type="string">
            <text:p>Aménagements Extérieurs</text:p>
          </table:table-cell>
          <table:table-cell office:value-type="string" calcext:value-type="string">
            <text:p>Contrôles hebdomadaires des jeux de c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llation d’un nouveau je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mobilier extérieur (banc, table, et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de tracés de jeux (peintur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e mobilier (Banc, Table, Poubel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’un Jeu</text:p>
          </table:table-cell>
        </table:table-row>
        <table:table-row table:style-name="ro1">
          <table:table-cell/>
          <table:table-cell office:value-type="string" calcext:value-type="string">
            <text:p>Assainissement</text:p>
          </table:table-cell>
          <table:table-cell office:value-type="string" calcext:value-type="string">
            <text:p>Dégorgement réseau Eaux Pluviales (EP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gorgement réseau Tout à l’égout (EU/EV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aux Div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dange Bac à graisses restaurant</text:p>
          </table:table-cell>
        </table:table-row>
        <table:table-row table:style-name="ro1">
          <table:table-cell/>
          <table:table-cell office:value-type="string" calcext:value-type="string">
            <text:p>Couverture Zinguerie</text:p>
          </table:table-cell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toyage de gouttières ou chen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e descente Eaux Pluvia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fuite en toiture terras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fuite en toiture tuiles ou ardois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fuite sur toiture en bac acier</text:p>
          </table:table-cell>
        </table:table-row>
        <table:table-row table:style-name="ro1">
          <table:table-cell/>
          <table:table-cell office:value-type="string" calcext:value-type="string">
            <text:p>Electricité-Alarme-Réseau Informatique</text:p>
          </table:table-cell>
          <table:table-cell office:value-type="string" calcext:value-type="string">
            <text:p>Cablage réseau informati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alarme incend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alarme intr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électrique suite à disjo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sur éclairage de secou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téléph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dification de l’installation électri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prises électriques supplémentai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èglage de l’horloge sonneri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matériel cassé (inter, prise, ..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sources lumineuses</text:p>
          </table:table-cell>
        </table:table-row>
        <table:table-row table:style-name="ro1">
          <table:table-cell/>
          <table:table-cell office:value-type="string" calcext:value-type="string">
            <text:p>Espaces Verts</text:p>
          </table:table-cell>
          <table:table-cell office:value-type="string" calcext:value-type="string">
            <text:p>Désherbage de la c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Élagage ou taille des arb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tien des Espaces Ver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tations Diverses (Fleurs, Haie, Arbr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nte de la Pelo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</table:table-row>
        <table:table-row table:style-name="ro1">
          <table:table-cell/>
          <table:table-cell office:value-type="string" calcext:value-type="string">
            <text:p>Maconnerie Carrelage</text:p>
          </table:table-cell>
          <table:table-cell office:value-type="string" calcext:value-type="string">
            <text:p>Percement Mur ou Planc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Faience Mu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fection de sol en carrel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e parties bét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’enduit sur m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entourage d’arb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</table:table-row>
        <table:table-row table:style-name="ro1">
          <table:table-cell/>
          <table:table-cell office:value-type="string" calcext:value-type="string">
            <text:p>Menuiseries Extérieures</text:p>
          </table:table-cell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crochets ou buté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ferme-porte à bloc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glage de ferme-por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glage de portes ou fenêtres bois, PVC ou Al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de volets roulants</text:p>
          </table:table-cell>
        </table:table-row>
        <table:table-row table:style-name="ro1">
          <table:table-cell/>
          <table:table-cell office:value-type="string" calcext:value-type="string">
            <text:p>Menuiseries intérieurs Plafonds Cloisons</text:p>
          </table:table-cell>
          <table:table-cell office:value-type="string" calcext:value-type="string">
            <text:p>Découpe de bois (dimensions 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menuiserie intérie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de rangements ou aménagements spéci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et pose d’étagè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menuiseries extérieu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plinthes bo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porte bo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</table:table-row>
        <table:table-row table:style-name="ro1">
          <table:table-cell/>
          <table:table-cell office:value-type="string" calcext:value-type="string">
            <text:p>Nettoyage Mobilier Entretien</text:p>
          </table:table-cell>
          <table:table-cell office:value-type="string" calcext:value-type="string">
            <text:p>Enlèvement de matériel ou de déche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lèvement de ta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niture de mobili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vention équipe mob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ttoyage de la cour ou des abords</text:p>
          </table:table-cell>
        </table:table-row>
        <table:table-row table:style-name="ro1">
          <table:table-cell/>
          <table:table-cell office:value-type="string" calcext:value-type="string">
            <text:p>Peinture Sol Vitrerie</text:p>
          </table:table-cell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rniture de matériaux pour réf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’un film opaque sur vitrage inté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fection de la peinture (local 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revêtement de s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vitre cassée sur fenêt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vitre cassée sur porte</text:p>
          </table:table-cell>
        </table:table-row>
        <table:table-row table:style-name="ro1">
          <table:table-cell/>
          <table:table-cell office:value-type="string" calcext:value-type="string">
            <text:p>Plomberie Chauffage</text:p>
          </table:table-cell>
          <table:table-cell office:value-type="string" calcext:value-type="string">
            <text:p>Débouchage cuvette WC ou urinoi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chauff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pannage Chauffe eau (gaz ou électriqu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allation d’un point d’ea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appareils sanitai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j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robi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robi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de siph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fuite sur appareil sanita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avaux Divers (à Préciser)</text:p>
          </table:table-cell>
        </table:table-row>
        <table:table-row table:style-name="ro1">
          <table:table-cell/>
          <table:table-cell office:value-type="string" calcext:value-type="string">
            <text:p>Pret de Matériel-Stores-Divers</text:p>
          </table:table-cell>
          <table:table-cell office:value-type="string" calcext:value-type="string">
            <text:p>Dépannage de mach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e de rideaux ou stor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ésence indésirables d’anima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êt de Mach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êt de Matériel</text:p>
          </table:table-cell>
        </table:table-row>
        <table:table-row table:style-name="ro1">
          <table:table-cell/>
          <table:table-cell office:value-type="string" calcext:value-type="string">
            <text:p>Serrurerie-Clotures</text:p>
          </table:table-cell>
          <table:table-cell office:value-type="string" calcext:value-type="string">
            <text:p>Réparation ou remplacement panneau de clo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ers (à précis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verture de por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double de clé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garde-corps ou main-couran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placement serrure porte extérie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ou réglage port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paration porte alu ou pv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ste 6 : Etat de la demande</text:p>
          </table:table-cell>
          <table:table-cell office:value-type="string" calcext:value-type="string">
            <text:p>En cours de sais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att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cours exa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usé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pté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 cours de réalis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miné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ste 7 : Liste des destinataires pour validation</text:p>
          </table:table-cell>
          <table:table-cell table:number-columns-repeated="2"/>
        </table:table-row>
      </table:table>
      <table:table table:name="tuleap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row table:style-name="ro13">
          <table:table-cell office:value-type="string" calcext:value-type="string">
            <text:p>Developer</text:p>
          </table:table-cell>
          <table:table-cell office:value-type="string" calcext:value-type="string">
            <text:p>Stand-up meeting</text:p>
          </table:table-cell>
          <table:table-cell office:value-type="string" calcext:value-type="string">
            <text:p>update remaining effort</text:p>
          </table:table-cell>
          <table:table-cell/>
          <table:table-cell table:style-name="ce8" office:value-type="string" calcext:value-type="string">
            <text:p>développeur</text:p>
          </table:table-cell>
          <table:table-cell table:style-name="ce8" office:value-type="string" calcext:value-type="string">
            <text:p>Rencontre stand-up</text:p>
          </table:table-cell>
        </table:table-row>
        <table:table-row table:style-name="ro1">
          <table:table-cell/>
          <table:table-cell office:value-type="string" calcext:value-type="string">
            <text:p>pull latest commits</text:p>
          </table:table-cell>
          <table:table-cell office:value-type="string" calcext:value-type="string">
            <text:p>from git repositories on tuleap</text:p>
          </table:table-cell>
          <table:table-cell table:number-columns-repeated="2"/>
          <table:table-cell table:style-name="ce8" office:value-type="string" calcext:value-type="string">
            <text:p>Tirer les derniers engagements</text:p>
          </table:table-cell>
        </table:table-row>
        <table:table-row table:style-name="ro1">
          <table:table-cell/>
          <table:table-cell office:value-type="string" calcext:value-type="string">
            <text:p>push changes for review</text:p>
          </table:table-cell>
          <table:table-cell office:value-type="string" calcext:value-type="string">
            <text:p>git commit : bug « #123 » with links to commits aud issues</text:p>
          </table:table-cell>
          <table:table-cell table:number-columns-repeated="2"/>
          <table:table-cell office:value-type="string" calcext:value-type="string">
            <text:p>Modifier les modifications pour examen</text:p>
          </table:table-cell>
        </table:table-row>
        <table:table-row table:style-name="ro1">
          <table:table-cell/>
          <table:table-cell office:value-type="string" calcext:value-type="string">
            <text:p>ask for code review</text:p>
          </table:table-cell>
          <table:table-cell office:value-type="string" calcext:value-type="string">
            <text:p>from git on tuleap</text:p>
          </table:table-cell>
          <table:table-cell table:number-columns-repeated="2"/>
          <table:table-cell table:style-name="ce8" office:value-type="string" calcext:value-type="string">
            <text:p>Demander un examen du code</text:p>
          </table:table-cell>
        </table:table-row>
        <table:table-row table:style-name="ro1">
          <table:table-cell/>
          <table:table-cell office:value-type="string" calcext:value-type="string">
            <text:p>get CI feedback</text:p>
          </table:table-cell>
          <table:table-cell office:value-type="string" calcext:value-type="string">
            <text:p>only review what jenkins blessed</text:p>
          </table:table-cell>
          <table:table-cell table:number-columns-repeated="2"/>
          <table:table-cell table:style-name="ce8" office:value-type="string" calcext:value-type="string">
            <text:p>Obtenir des commentaires sur CI</text:p>
          </table:table-cell>
        </table:table-row>
        <table:table-row table:style-name="ro1">
          <table:table-cell/>
          <table:table-cell office:value-type="string" calcext:value-type="string">
            <text:p>change story status</text:p>
          </table:table-cell>
          <table:table-cell office:value-type="string" calcext:value-type="string">
            <text:p>from cardwall</text:p>
          </table:table-cell>
          <table:table-cell table:number-columns-repeated="2"/>
          <table:table-cell office:value-type="string" calcext:value-type="string">
            <text:p>Changer l'état de l'histoir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t owner</text:p>
          </table:table-cell>
          <table:table-cell office:value-type="string" calcext:value-type="string">
            <text:p>collect and prioitize ideas</text:p>
          </table:table-cell>
          <table:table-cell table:number-columns-repeated="2"/>
          <table:table-cell office:value-type="string" calcext:value-type="string">
            <text:p>propriétaire du produ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uss and estim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c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a wiki p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are the latest vers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v ops</text:p>
          </table:table-cell>
          <table:table-cell office:value-type="string" calcext:value-type="string">
            <text:p>create a new kanban</text:p>
          </table:table-cell>
          <table:table-cell table:number-columns-repeated="2"/>
          <table:table-cell office:value-type="string" calcext:value-type="string">
            <text:p>developpement et exploit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new git reposito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nage per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force noting related issu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matically launch CI job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ck CI stat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o code revie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pdate issue statu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ject manager</text:p>
          </table:table-cell>
          <table:table-cell office:value-type="string" calcext:value-type="string">
            <text:p>set up a new project</text:p>
          </table:table-cell>
          <table:table-cell table:number-columns-repeated="2"/>
          <table:table-cell table:style-name="ce8" office:value-type="string" calcext:value-type="string">
            <text:p>chef de pro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ose tools for the te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entrally manage per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new fields in tracke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 a document workflow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discover</text:p>
          </table:table-cell>
          <table:table-cell table:number-columns-repeated="2"/>
          <table:table-cell table:style-name="ce8" office:value-type="string" calcext:value-type="string">
            <text:p>cli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lo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d the user gu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bmit an iss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oublesho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l the patc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ose the iss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3mm" fo:margin-bottom="13mm" fo:margin-left="10mm" fo:margin-right="10mm" style:shadow="none" loext:scale-to-X="1" loext:scale-to-Y="2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7:26:29.880377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6:07:15.852642347</meta:creation-date>
    <dc:date>2017-06-01T17:59:13.817333575</dc:date>
    <meta:editing-duration>PT18H17M2S</meta:editing-duration>
    <meta:editing-cycles>11</meta:editing-cycles>
    <meta:generator>LibreOffice/5.3.1.2$Linux_X86_64 LibreOffice_project/30m0$Build-2</meta:generator>
    <meta:document-statistic meta:table-count="3" meta:cell-count="309" meta:object-count="0"/>
  </office:meta>
</office:document-meta>
</file>